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3458*"/>
    </style:style>
    <style:style style:name="Table2.B" style:family="table-column">
      <style:table-column-properties style:column-width="2.401cm" style:rel-column-width="1361*"/>
    </style:style>
    <style:style style:name="Table2.C" style:family="table-column">
      <style:table-column-properties style:column-width="4.249cm" style:rel-column-width="2409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365" officeooo:paragraph-rsid="00693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82ab" officeooo:paragraph-rsid="00698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Standard">
      <style:text-properties officeooo:rsid="001d2d94" officeooo:paragraph-rsid="001d2d94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  <style:style style:name="T32" style:family="text">
      <style:text-properties officeooo:rsid="00630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2">Upload <text:span text:style-name="T8">and run UNO_Calibrates_328.</text:span></text:p>
      <text:p text:style-name="P24"><text:span text:style-name="T9">S</text:span>elect User cal as 144<text:tab/><text:tab/>(Default is 145)</text:p>
      <text:p text:style-name="P24"/>
      <text:p text:style-name="P22"><text:span text:style-name="T18">2.<text:tab/></text:span>Upload <text:span text:style-name="T10">and run</text:span></text:p>
      <text:p text:style-name="P21">CP<text:span text:style-name="T9">2102_UPDI_Programmer</text:span></text:p>
      <text:p text:style-name="P6">Upload mini-OS <text:span text:style-name="T11">to ATtiny1606</text:span></text:p>
      <text:p text:style-name="P6"/>
      <text:p text:style-name="P23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3"><text:span text:style-name="T18">4.<text:tab/></text:span>Upload <text:span text:style-name="T10">and run bootloader.hex</text:span></text:p>
      <text:p text:style-name="P25">Disconnect the UNO</text:p>
      <text:p text:style-name="P25">POR PCB111000_CP2102<text:tab/>Default app runs</text:p>
      <text:p text:style-name="P25">Pulse reset control switch</text:p>
      <text:p text:style-name="P25">Upload “Recal_328_using_crystal”</text:p>
      <text:p text:style-name="P25">Select user cal of 143</text:p>
      <text:p text:style-name="P25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B1" table:number-columns-spanned="11" office:value-type="string">
            <text:p text:style-name="P27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Tes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46">7A</text:p>
          </table:table-cell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9</text:p>
          </table:table-cell>
          <table:table-cell table:style-name="Table1.L2" office:value-type="string">
            <text:p text:style-name="P47">1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52">144/145</text:p>
          </table:table-cell>
          <table:table-cell table:style-name="Table1.A2" office:value-type="string">
            <text:p text:style-name="P53">75/129</text:p>
          </table:table-cell>
          <table:table-cell table:style-name="Table1.A2" office:value-type="string">
            <text:p text:style-name="P54">68/72</text:p>
          </table:table-cell>
          <table:table-cell table:style-name="Table1.A2" office:value-type="string">
            <text:p text:style-name="P55">146/146</text:p>
          </table:table-cell>
          <table:table-cell table:style-name="Table1.A2" office:value-type="string">
            <text:p text:style-name="P56">144/144</text:p>
          </table:table-cell>
          <table:table-cell table:style-name="Table1.A2" office:value-type="string">
            <text:p text:style-name="P57">144/143</text:p>
          </table:table-cell>
          <table:table-cell table:style-name="Table1.A2" office:value-type="string">
            <text:p text:style-name="P58">60/66</text:p>
          </table:table-cell>
          <table:table-cell table:style-name="Table1.A2" office:value-type="string">
            <text:p text:style-name="P59">61/63</text:p>
          </table:table-cell>
          <table:table-cell table:style-name="Table1.A2" office:value-type="string">
            <text:p text:style-name="P60">185/180</text:p>
          </table:table-cell>
          <table:table-cell table:style-name="Table1.A2" office:value-type="string">
            <text:p text:style-name="P61">136/138</text:p>
          </table:table-cell>
          <table:table-cell table:style-name="Table1.L2" office:value-type="string">
            <text:p text:style-name="P62">1<text:span text:style-name="T30">74/169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5">ok</text:p>
          </table:table-cell>
          <table:table-cell table:style-name="Table1.L2" table:number-columns-spanned="3" office:value-type="string"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-<text:span text:style-name="T19">10</text:span></text:p>
          </table:table-cell>
          <table:table-cell table:style-name="Table1.A2" office:value-type="string">
            <text:p text:style-name="P26">-<text:span text:style-name="T19">9</text:span></text:p>
          </table:table-cell>
          <table:table-cell table:style-name="Table1.A2" office:value-type="string">
            <text:p text:style-name="P26">-<text:span text:style-name="T20">10</text:span></text:p>
          </table:table-cell>
          <table:table-cell table:style-name="Table1.A2" office:value-type="string">
            <text:p text:style-name="P26">-<text:span text:style-name="T21">9</text:span></text:p>
          </table:table-cell>
          <table:table-cell table:style-name="Table1.A2" office:value-type="string">
            <text:p text:style-name="P26">-<text:span text:style-name="T22">11</text:span></text:p>
          </table:table-cell>
          <table:table-cell table:style-name="Table1.A2" office:value-type="string">
            <text:p text:style-name="P26">-<text:span text:style-name="T23">10</text:span></text:p>
          </table:table-cell>
          <table:table-cell table:style-name="Table1.A2" office:value-type="string">
            <text:p text:style-name="P26">-<text:span text:style-name="T24">10</text:span></text:p>
          </table:table-cell>
          <table:table-cell table:style-name="Table1.A2" office:value-type="string">
            <text:p text:style-name="P26">-<text:span text:style-name="T25">10</text:span></text:p>
          </table:table-cell>
          <table:table-cell table:style-name="Table1.A2" office:value-type="string">
            <text:p text:style-name="P26">-<text:span text:style-name="T26">10</text:span></text:p>
          </table:table-cell>
          <table:table-cell table:style-name="Table1.A2" office:value-type="string">
            <text:p text:style-name="P26">-<text:span text:style-name="T29">11</text:span></text:p>
          </table:table-cell>
          <table:table-cell table:style-name="Table1.L2" office:value-type="string">
            <text:p text:style-name="P26">-<text:span text:style-name="T31">9</text:span>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43</text:p>
          </table:table-cell>
          <table:table-cell table:style-name="Table1.A2" office:value-type="string">
            <text:p text:style-name="P30">74</text:p>
          </table:table-cell>
          <table:table-cell table:style-name="Table1.A2" office:value-type="string">
            <text:p text:style-name="P32">67</text:p>
          </table:table-cell>
          <table:table-cell table:style-name="Table1.A2" office:value-type="string">
            <text:p text:style-name="P35">145</text:p>
          </table:table-cell>
          <table:table-cell table:style-name="Table1.A2" office:value-type="string">
            <text:p text:style-name="P39">143</text:p>
          </table:table-cell>
          <table:table-cell table:style-name="Table1.A2" office:value-type="string">
            <text:p text:style-name="P42">143</text:p>
          </table:table-cell>
          <table:table-cell table:style-name="Table1.A2" office:value-type="string">
            <text:p text:style-name="P44">59</text:p>
          </table:table-cell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8">184</text:p>
          </table:table-cell>
          <table:table-cell table:style-name="Table1.A2" office:value-type="string">
            <text:p text:style-name="P49">135</text:p>
          </table:table-cell>
          <table:table-cell table:style-name="Table1.L2" office:value-type="string">
            <text:p text:style-name="P50">173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L2" table:number-rows-spanned="3" table:number-columns-spanned="3" office:value-type="string">
            <text:p text:style-name="P51"/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L2" office:value-type="string">
            <text:p text:style-name="P26"/>
          </table:table-cell>
        </table:table-row>
      </table:table>
      <text:p text:style-name="P12"/>
      <text:p text:style-name="P25"/>
      <text:p text:style-name="P25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1"><text:soft-page-break/><text:span text:style-name="T32">Project test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Project</text:p>
          </table:table-cell>
          <table:table-cell table:style-name="Table2.A1" office:value-type="string">
            <text:p text:style-name="P64">Hex</text:p>
          </table:table-cell>
          <table:table-cell table:style-name="Table2.A1" office:value-type="string">
            <text:p text:style-name="P64">Operation</text:p>
          </table:table-cell>
          <table:table-cell table:style-name="Table2.D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1_first_projec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0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2_Receiver_Transmitter_Basic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7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8">3_Interrupts_and_switch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A_UART_timer_interrup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B_Pin_Change_Interrup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C_reaction_time_test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D_timer_PCI_interrup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E_Keypress_logge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F_Prime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8">4_binary_and_bit_operation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Bit_ops_1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Bit_ops_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Division_subroutine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Char_to_bin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26">5_Arduino_PC_comms_libr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A_Integer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B_Prime_facto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C_Scientific_numb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D_Pie_estimator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E_e_power_seri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8">6_The_8_digit_display_and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A_Segment_driver</text:p>
          </table:table-cell>
          <table:table-cell table:style-name="Table2.A2" office:value-type="string">
            <text:p text:style-name="P67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B_Segment_driver</text:p>
          </table:table-cell>
          <table:table-cell table:style-name="Table2.A2" office:value-type="string">
            <text:p text:style-name="P67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C_Numerical_ent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D_INT_to_displa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E_FPN_to_displa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F_FPN_from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G_INT_from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8">7_Tim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String_only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calculator_based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min_OS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stand_alone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_stopwatch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9">8_Rese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A_reset_controlle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B_Pulse_train_generato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4T12:54:14.172000000</dc:date>
    <meta:editing-duration>P1DT1H24M22S</meta:editing-duration>
    <meta:editing-cycles>48</meta:editing-cycles>
    <meta:document-statistic meta:table-count="2" meta:image-count="0" meta:object-count="0" meta:page-count="4" meta:paragraph-count="220" meta:word-count="414" meta:character-count="2723" meta:non-whitespace-character-count="2461"/>
  </office:meta>
</office:document-meta>
</file>